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66cm"/>
    </style:style>
    <style:style style:name="Table1.B" style:family="table-column">
      <style:table-column-properties style:column-width="14.23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background-color="#ffff0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GNU Binutils are a collection of binary tools. The main ones are:</text:p>
      <text:list xml:id="list3400961922481174319" text:style-name="L1">
        <text:list-item>
          <text:p text:style-name="P6"><text:span text:style-name="T1">ld</text:span> - the GNU linker. </text:p>
        </text:list-item>
        <text:list-item>
          <text:p text:style-name="P4"><text:span text:style-name="T1">as</text:span> - the GNU assembler. </text:p>
        </text:list-item>
      </text:list>
      <text:p text:style-name="Text_20_body">But they also include:</text:p>
      <text:list xml:id="list2682997779895006727" text:style-name="L2">
        <text:list-item>
          <text:p text:style-name="P7"><text:span text:style-name="T1">addr2line</text:span> - Converts addresses into filenames and line numbers. </text:p>
        </text:list-item>
        <text:list-item>
          <text:p text:style-name="P7"><text:span text:style-name="T1">ar</text:span> - A utility for creating, modifying and extracting from archives. </text:p>
        </text:list-item>
        <text:list-item>
          <text:p text:style-name="P7"><text:span text:style-name="T1">c++filt</text:span> - Filter to demangle encoded C++ symbols. </text:p>
        </text:list-item>
        <text:list-item>
          <text:p text:style-name="P7"><text:span text:style-name="T1">dlltool</text:span> - Creates files for building and using DLLs. </text:p>
        </text:list-item>
        <text:list-item>
          <text:p text:style-name="P7"><text:span text:style-name="T1">gold</text:span> - A new, faster, ELF only linker, still in beta test. </text:p>
        </text:list-item>
        <text:list-item>
          <text:p text:style-name="P7"><text:span text:style-name="T1">gprof</text:span> - Displays profiling information. </text:p>
        </text:list-item>
        <text:list-item>
          <text:p text:style-name="P7"><text:span text:style-name="T1">nlmconv</text:span> - Converts object code into an NLM. </text:p>
        </text:list-item>
        <text:list-item>
          <text:p text:style-name="P7"><text:span text:style-name="T1">nm</text:span> - Lists symbols from object files. </text:p>
        </text:list-item>
        <text:list-item>
          <text:p text:style-name="P7"><text:span text:style-name="T1">objcopy</text:span> - Copies and translates object files. </text:p>
        </text:list-item>
        <text:list-item>
          <text:p text:style-name="P7"><text:span text:style-name="T1">objdump</text:span> - Displays information from object files. </text:p>
        </text:list-item>
        <text:list-item>
          <text:p text:style-name="P7"><text:span text:style-name="T1">ranlib</text:span> - Generates an index to the contents of an archive. </text:p>
        </text:list-item>
        <text:list-item>
          <text:p text:style-name="P7"><text:span text:style-name="T1">readelf</text:span> - Displays information from any ELF format object file. </text:p>
        </text:list-item>
        <text:list-item>
          <text:p text:style-name="P7"><text:span text:style-name="T1">size</text:span> - Lists the section sizes of an object or archive file. </text:p>
        </text:list-item>
        <text:list-item>
          <text:p text:style-name="P7"><text:span text:style-name="T1">strings</text:span> - Lists printable strings from files. </text:p>
        </text:list-item>
        <text:list-item>
          <text:p text:style-name="P7"><text:span text:style-name="T1">strip</text:span> - Discards symbols. </text:p>
        </text:list-item>
        <text:list-item>
          <text:p text:style-name="P7"><text:span text:style-name="T1">windmc</text:span> - A Windows compatible message compiler. </text:p>
        </text:list-item>
        <text:list-item>
          <text:p text:style-name="P5"><text:span text:style-name="T1">windres</text:span> - A compiler for Windows resource files. </text:p>
        </text:list-item>
      </text:list>
      <text:p text:style-name="Text_20_body">Most of these programs use <text:span text:style-name="T1">BFD</text:span>, the Binary File Descriptor library, to do low-level manipulation. Many of them also use the <text:span text:style-name="T1">opcodes</text:span> library to assemble and disassemble machine instructions.</text:p>
      <text:p text:style-name="Standard"/>
      <text:p text:style-name="Standard"/>
      <text:p text:style-name="Text_20_body">The GNU Binutils are typically used in conjunction with <text:a xlink:type="simple" xlink:href="https://en.wikipedia.org/wiki/Compiler" text:style-name="Internet_20_link" text:visited-style-name="Visited_20_Internet_20_Link">compilers</text:a> such as the <text:a xlink:type="simple" xlink:href="https://en.wikipedia.org/wiki/GNU_Compiler_Collection" text:style-name="Internet_20_link" text:visited-style-name="Visited_20_Internet_20_Link">GNU Compiler Collection</text:a> (<text:span text:style-name="Teletype">gcc</text:span>), build tools like <text:a xlink:type="simple" xlink:href="https://en.wikipedia.org/wiki/Make_(software)" text:style-name="Internet_20_link" text:visited-style-name="Visited_20_Internet_20_Link"><text:span text:style-name="Teletype">make</text:span></text:a>, and the <text:a xlink:type="simple" xlink:href="https://en.wikipedia.org/wiki/GNU_Debugger" text:style-name="Internet_20_link" text:visited-style-name="Visited_20_Internet_20_Link">GNU Debugger</text:a> (<text:span text:style-name="Teletype">gdb</text:span>). </text:p>
      <text:p text:style-name="Text_20_body">Through the use of the <text:a xlink:type="simple" xlink:href="https://en.wikipedia.org/wiki/Binary_File_Descriptor_library" text:style-name="Internet_20_link" text:visited-style-name="Visited_20_Internet_20_Link">Binary File Descriptor library</text:a> (<text:span text:style-name="Teletype">libbfd</text:span>), most tools support the various object file formats supported by <text:span text:style-name="Teletype">libbfd</text:span>. </text:p>
      <text:p text:style-name="Standard"><text:span text:style-name="T1">Binutils</text:span> includes tools capable of creating and managing binary program files, including handling object files, libraries, profile data, and assembly source code. </text:p>
      <text:p text:style-name="Standard"/>
      <text:p text:style-name="Standard"/>
      <text:p text:style-name="Standard"><text:span text:style-name="Strong_20_Emphasis">Installed programs:</text:span> addr2line, ar, as, c++filt, dwp, elfedit, gprof, ld, ld.bfd, ld.gold, nm, objcopy, objdump, ranlib, readelf, size, strings, and strip </text:p>
      <text:p text:style-name="Standard"><text:span text:style-name="Strong_20_Emphasis">Installed libraries:</text:span> libbfd.{a,so} and libopcodes.{a,so} </text:p>
      <text:p text:style-name="Standard"><text:span text:style-name="Strong_20_Emphasis">Installed directory:</text:span> /usr/lib/ldscripts </text:p>
      <text:p text:style-name="Standard"/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Strong_20_Emphasis">addr2line</text:span> </text:p>
          </table:table-cell>
          <table:table-cell table:style-name="Table1.A1" office:value-type="string">
            <text:p text:style-name="P2">Translates program addresses to file names and line numbers; given an address and the name of an executable, it uses the debugging information in the executable to determine which source file and line number are associated with the address </text:p>
          </table:table-cell>
        </table:table-row>
        <table:table-row>
          <table:table-cell table:style-name="Table1.A1" office:value-type="string">
            <text:p text:style-name="P2"><text:bookmark text:name="ar"/><text:span text:style-name="Strong_20_Emphasis">ar</text:span> </text:p>
          </table:table-cell>
          <table:table-cell table:style-name="Table1.A1" office:value-type="string">
            <text:p text:style-name="P2">Creates, modifies, and extracts from archives </text:p>
          </table:table-cell>
        </table:table-row>
        <table:table-row>
          <table:table-cell table:style-name="Table1.A1" office:value-type="string">
            <text:p text:style-name="P2"><text:bookmark text:name="as"/><text:span text:style-name="Strong_20_Emphasis">as</text:span> </text:p>
          </table:table-cell>
          <table:table-cell table:style-name="Table1.A1" office:value-type="string">
            <text:p text:style-name="P2">An assembler that assembles the output of <text:span text:style-name="Strong_20_Emphasis">gcc</text:span> into object files </text:p>
          </table:table-cell>
        </table:table-row>
        <table:table-row>
          <table:table-cell table:style-name="Table1.A1" office:value-type="string">
            <text:p text:style-name="P2"><text:bookmark text:name="c-filt"/><text:span text:style-name="Strong_20_Emphasis">c++filt</text:span> </text:p>
          </table:table-cell>
          <table:table-cell table:style-name="Table1.A1" office:value-type="string">
            <text:p text:style-name="P2">Used by the linker to de-mangle C++ and Java symbols and to keep overloaded functions from clashing </text:p>
          </table:table-cell>
        </table:table-row>
        <table:table-row>
          <table:table-cell table:style-name="Table1.A1" office:value-type="string">
            <text:p text:style-name="P2"><text:bookmark text:name="dwp"/><text:span text:style-name="Strong_20_Emphasis">dwp</text:span> </text:p>
          </table:table-cell>
          <table:table-cell table:style-name="Table1.A1" office:value-type="string">
            <text:p text:style-name="P2">The DWARF packaging utility </text:p>
          </table:table-cell>
        </table:table-row>
        <table:table-row>
          <table:table-cell table:style-name="Table1.A1" office:value-type="string">
            <text:p text:style-name="P2"><text:bookmark text:name="elfedit"/><text:span text:style-name="Strong_20_Emphasis">elfedit</text:span> </text:p>
          </table:table-cell>
          <table:table-cell table:style-name="Table1.A1" office:value-type="string">
            <text:p text:style-name="P2">Updates the ELF header of ELF files </text:p>
          </table:table-cell>
        </table:table-row>
        <table:table-row>
          <table:table-cell table:style-name="Table1.A1" office:value-type="string">
            <text:p text:style-name="P2"><text:bookmark text:name="gprof"/><text:span text:style-name="Strong_20_Emphasis">gprof</text:span> </text:p>
          </table:table-cell>
          <table:table-cell table:style-name="Table1.A1" office:value-type="string">
            <text:p text:style-name="P2">Displays call graph profile data </text:p>
          </table:table-cell>
        </table:table-row>
        <table:table-row>
          <table:table-cell table:style-name="Table1.A1" office:value-type="string">
            <text:p text:style-name="P2"><text:bookmark text:name="ld"/><text:span text:style-name="Strong_20_Emphasis">ld</text:span> </text:p>
          </table:table-cell>
          <table:table-cell table:style-name="Table1.A1" office:value-type="string">
            <text:p text:style-name="P2">A linker that combines a number of object and archive files into a single file, relocating their data and tying up symbol references </text:p>
          </table:table-cell>
        </table:table-row>
        <table:table-row>
          <table:table-cell table:style-name="Table1.A1" office:value-type="string">
            <text:p text:style-name="P2"><text:bookmark text:name="ld.gold"/><text:span text:style-name="Strong_20_Emphasis">ld.gold</text:span> </text:p>
          </table:table-cell>
          <table:table-cell table:style-name="Table1.A1" office:value-type="string">
            <text:p text:style-name="P2">A cut down version of ld that only supports the elf object file format </text:p>
          </table:table-cell>
        </table:table-row>
        <table:table-row>
          <table:table-cell table:style-name="Table1.A1" office:value-type="string">
            <text:p text:style-name="P2"><text:bookmark text:name="ld.bfd"/><text:span text:style-name="Strong_20_Emphasis">ld.bfd</text:span> </text:p>
          </table:table-cell>
          <table:table-cell table:style-name="Table1.A1" office:value-type="string">
            <text:p text:style-name="P2">Hard link to <text:span text:style-name="Strong_20_Emphasis">ld</text:span> </text:p>
          </table:table-cell>
        </table:table-row>
        <table:table-row>
          <table:table-cell table:style-name="Table1.A1" office:value-type="string">
            <text:p text:style-name="P2"><text:bookmark text:name="nm"/><text:span text:style-name="Strong_20_Emphasis">nm</text:span> </text:p>
          </table:table-cell>
          <table:table-cell table:style-name="Table1.A1" office:value-type="string">
            <text:p text:style-name="P2">Lists the symbols occurring in a given object file </text:p>
          </table:table-cell>
        </table:table-row>
        <table:table-row>
          <table:table-cell table:style-name="Table1.A1" office:value-type="string">
            <text:p text:style-name="P2"><text:bookmark text:name="objcopy"/><text:span text:style-name="Strong_20_Emphasis">objcopy</text:span> </text:p>
          </table:table-cell>
          <table:table-cell table:style-name="Table1.A1" office:value-type="string">
            <text:p text:style-name="P2">Translates one type of object file into another </text:p>
          </table:table-cell>
        </table:table-row>
        <table:table-row>
          <table:table-cell table:style-name="Table1.A1" office:value-type="string">
            <text:p text:style-name="P2"><text:bookmark text:name="objdump"/><text:span text:style-name="Strong_20_Emphasis">objdump</text:span> </text:p>
          </table:table-cell>
          <table:table-cell table:style-name="Table1.A1" office:value-type="string">
            <text:p text:style-name="P2"><text:span text:style-name="T3">Displays information about the given object file, with options controlling the particular information to display; the information shown is useful to programmers who are working on the compilation tools</text:span> </text:p>
          </table:table-cell>
        </table:table-row>
        <table:table-row>
          <table:table-cell table:style-name="Table1.A1" office:value-type="string">
            <text:p text:style-name="P2"><text:bookmark text:name="ranlib"/><text:span text:style-name="Strong_20_Emphasis">ranlib</text:span> </text:p>
          </table:table-cell>
          <table:table-cell table:style-name="Table1.A1" office:value-type="string">
            <text:p text:style-name="P2">Generates an index of the contents of an archive and stores it in the archive; the index lists all of the symbols defined by archive members that are relocatable object files </text:p>
          </table:table-cell>
        </table:table-row>
        <table:table-row>
          <table:table-cell table:style-name="Table1.A1" office:value-type="string">
            <text:p text:style-name="P2"><text:bookmark text:name="readelf"/><text:span text:style-name="Strong_20_Emphasis">readelf</text:span> </text:p>
          </table:table-cell>
          <table:table-cell table:style-name="Table1.A1" office:value-type="string">
            <text:p text:style-name="P3">Displays information about ELF type binaries </text:p>
          </table:table-cell>
        </table:table-row>
        <table:table-row>
          <table:table-cell table:style-name="Table1.A1" office:value-type="string">
            <text:p text:style-name="P2"><text:bookmark text:name="size"/><text:span text:style-name="Strong_20_Emphasis">size</text:span> </text:p>
          </table:table-cell>
          <table:table-cell table:style-name="Table1.A1" office:value-type="string">
            <text:p text:style-name="P3">Lists the section sizes and the total size for the given object files </text:p>
          </table:table-cell>
        </table:table-row>
        <table:table-row>
          <table:table-cell table:style-name="Table1.A1" office:value-type="string">
            <text:p text:style-name="P2"><text:bookmark text:name="strings"/><text:span text:style-name="Strong_20_Emphasis">strings</text:span> </text:p>
          </table:table-cell>
          <table:table-cell table:style-name="Table1.A1" office:value-type="string">
            <text:p text:style-name="P2"><text:span text:style-name="T3">Outputs, for each given file, the sequences of printable characters that are of at least the specified length (defaulting to four)</text:span>; for object files, it prints, by default, only the strings from the initializing and loading sections while for other types of files, it scans the entire file </text:p>
          </table:table-cell>
        </table:table-row>
        <table:table-row>
          <table:table-cell table:style-name="Table1.A1" office:value-type="string">
            <text:p text:style-name="P2"><text:bookmark text:name="strip"/><text:span text:style-name="Strong_20_Emphasis">strip</text:span> </text:p>
          </table:table-cell>
          <table:table-cell table:style-name="Table1.A1" office:value-type="string">
            <text:p text:style-name="P2"><text:span text:style-name="T3">Discards symbols from object files</text:span> </text:p>
          </table:table-cell>
        </table:table-row>
        <text:soft-page-break/>
        <table:table-row>
          <table:table-cell table:style-name="Table1.A1" office:value-type="string">
            <text:p text:style-name="P2"><text:bookmark text:name="libbfd"/><text:span text:style-name="Source_20_Text">libbfd</text:span> </text:p>
          </table:table-cell>
          <table:table-cell table:style-name="Table1.A1" office:value-type="string">
            <text:p text:style-name="P2"><text:span text:style-name="T3">The Binary File Descriptor library</text:span> </text:p>
          </table:table-cell>
        </table:table-row>
        <table:table-row>
          <table:table-cell table:style-name="Table1.A1" office:value-type="string">
            <text:p text:style-name="P2"><text:bookmark text:name="libopcodes"/><text:span text:style-name="Source_20_Text">libopcodes</text:span> </text:p>
          </table:table-cell>
          <table:table-cell table:style-name="Table1.A1" office:value-type="string">
            <text:p text:style-name="P2"><text:span text:style-name="T3">A library for dealing with opcodes—the “readable text” versions of instructions for the processor; it is used for building utilities like </text:span><text:span text:style-name="Strong_20_Emphasis"><text:span text:style-name="T3">objdump</text:span></text:span><text:span text:style-name="T3"> 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18:21.561347322</meta:creation-date>
    <meta:generator>LibreOffice/5.1.6.2$Linux_X86_64 LibreOffice_project/10m0$Build-2</meta:generator>
    <dc:date>2020-02-27T16:25:47.529192073</dc:date>
    <meta:editing-duration>PT7M23S</meta:editing-duration>
    <meta:editing-cycles>6</meta:editing-cycles>
    <meta:document-statistic meta:table-count="1" meta:image-count="0" meta:object-count="0" meta:page-count="3" meta:paragraph-count="68" meta:word-count="642" meta:character-count="3915" meta:non-whitespace-character-count="3296"/>
  </office:meta>
</office:document-meta>
</file>